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Helvetica Neue', Arial, sans-serif, 'Apple Color Emoji', 'Segoe UI Emoji', 'Segoe UI Symbol'"/>
    <style:font-face style:name="gg sans" svg:font-family="'gg sans', 'Noto Sans', 'Helvetica Neue', Helvetica, Arial, sans-serif"/>
    <style:font-face style:name="inherit" svg:font-family="inherit"/>
    <style:font-face style:name="monospace" svg:font-family="monospace"/>
    <style:font-face style:name="var font-primary" svg:font-family="'var font-primary'"/>
  </office:font-face-decls>
  <office:automatic-styles>
    <style:style style:name="P1" style:family="paragraph" style:parent-style-name="Standard">
      <style:text-properties officeooo:rsid="001847bc" officeooo:paragraph-rsid="001847bc"/>
    </style:style>
    <style:style style:name="P2" style:family="paragraph" style:parent-style-name="Text_20_body">
      <style:paragraph-properties fo:margin-left="0cm" fo:margin-right="0cm" fo:margin-top="0cm" fo:margin-bottom="0cm" style:contextual-spacing="false" fo:line-height="137%" fo:text-align="start" style:justify-single-word="false" fo:orphans="2" fo:widows="2" fo:text-indent="0cm" style:auto-text-indent="false"/>
      <style:text-properties fo:font-variant="normal" fo:text-transform="none" fo:color="#000000" loext:opacity="100%" style:font-name="gg sans" fo:font-size="12pt" fo:letter-spacing="normal" fo:font-style="normal" fo:font-weight="normal" officeooo:rsid="0014714d" officeooo:paragraph-rsid="0014714d" loext:padding="0cm" loext:border="none"/>
    </style:style>
    <style:style style:name="P3" style:family="paragraph" style:parent-style-name="Text_20_body">
      <style:paragraph-properties fo:margin-left="0cm" fo:margin-right="0cm" fo:margin-top="0cm" fo:margin-bottom="0cm" style:contextual-spacing="false" fo:line-height="137%" fo:text-align="start" style:justify-single-word="false" fo:orphans="2" fo:widows="2" fo:text-indent="0cm" style:auto-text-indent="false"/>
      <style:text-properties fo:font-variant="normal" fo:text-transform="none" fo:color="#000000" loext:opacity="100%" style:font-name="gg sans" fo:font-size="12pt" fo:letter-spacing="normal" fo:font-style="normal" fo:font-weight="normal" officeooo:rsid="0015ae1b" officeooo:paragraph-rsid="0015ae1b" loext:padding="0cm" loext:border="none"/>
    </style:style>
    <style:style style:name="P4" style:family="paragraph" style:parent-style-name="Text_20_body">
      <style:paragraph-properties fo:margin-left="0cm" fo:margin-right="0cm" fo:margin-top="0cm" fo:margin-bottom="0cm" style:contextual-spacing="false" fo:line-height="137%" fo:text-align="start" style:justify-single-word="false" fo:orphans="2" fo:widows="2" fo:text-indent="0cm" style:auto-text-indent="false"/>
      <style:text-properties fo:font-variant="normal" fo:text-transform="none" fo:color="#000000" loext:opacity="100%" style:font-name="gg sans" fo:font-size="12pt" fo:letter-spacing="normal" fo:font-style="normal" fo:font-weight="normal" officeooo:rsid="0018f0c0" officeooo:paragraph-rsid="0018f0c0" loext:padding="0cm" loext:border="none"/>
    </style:style>
    <style:style style:name="P5" style:family="paragraph" style:parent-style-name="Text_20_body">
      <style:paragraph-properties fo:margin-left="0cm" fo:margin-right="0cm" fo:margin-top="0cm" fo:margin-bottom="0cm" style:contextual-spacing="false" fo:line-height="137%" fo:text-align="start" style:justify-single-word="false" fo:orphans="2" fo:widows="2" fo:text-indent="0cm" style:auto-text-indent="false"/>
      <style:text-properties fo:font-variant="normal" fo:text-transform="none" fo:color="#000000" loext:opacity="100%" style:font-name="gg sans" fo:font-size="12pt" fo:letter-spacing="normal" fo:font-style="normal" fo:font-weight="normal" officeooo:rsid="001a5184" officeooo:paragraph-rsid="001a5184" loext:padding="0cm" loext:border="none"/>
    </style:style>
    <style:style style:name="P6" style:family="paragraph" style:parent-style-name="Text_20_body">
      <style:paragraph-properties fo:margin-left="0cm" fo:margin-right="0cm" fo:margin-top="0cm" fo:margin-bottom="0cm" style:contextual-spacing="false" fo:line-height="137%" fo:text-align="start" style:justify-single-word="false" fo:orphans="2" fo:widows="2" fo:text-indent="0cm" style:auto-text-indent="false"/>
      <style:text-properties fo:font-variant="normal" fo:text-transform="none" fo:color="#000000" loext:opacity="100%" style:font-name="gg sans" fo:font-size="12pt" fo:letter-spacing="normal" fo:font-style="normal" fo:font-weight="normal" officeooo:rsid="001ade63" officeooo:paragraph-rsid="001ade63" loext:padding="0cm" loext:border="none"/>
    </style:style>
    <style:style style:name="P7" style:family="paragraph" style:parent-style-name="Text_20_body">
      <style:paragraph-properties fo:margin-left="0cm" fo:margin-right="0cm" fo:margin-top="0cm" fo:margin-bottom="0cm" style:contextual-spacing="false" fo:line-height="137%" fo:text-align="start" style:justify-single-word="false" fo:orphans="2" fo:widows="2" fo:text-indent="0cm" style:auto-text-indent="false"/>
      <style:text-properties fo:font-variant="normal" fo:text-transform="none" fo:color="#000000" loext:opacity="100%" style:font-name="gg sans" fo:font-size="12pt" fo:letter-spacing="normal" fo:font-style="normal" fo:font-weight="normal" officeooo:rsid="001bbc39" officeooo:paragraph-rsid="001bbc39" loext:padding="0cm" loext:border="none"/>
    </style:style>
    <style:style style:name="P8" style:family="paragraph" style:parent-style-name="Standard">
      <style:text-properties officeooo:rsid="001de86d" officeooo:paragraph-rsid="001de86d"/>
    </style:style>
    <style:style style:name="P9" style:family="paragraph" style:parent-style-name="Standard">
      <style:text-properties officeooo:rsid="00201eb8" officeooo:paragraph-rsid="00201eb8"/>
    </style:style>
    <style:style style:name="P10" style:family="paragraph" style:parent-style-name="Standard">
      <style:text-properties officeooo:rsid="00201eb8" officeooo:paragraph-rsid="00201eb8"/>
    </style:style>
    <style:style style:name="P11" style:family="paragraph" style:parent-style-name="Standard">
      <style:text-properties officeooo:rsid="0024eb84" officeooo:paragraph-rsid="0024eb84"/>
    </style:style>
    <style:style style:name="P12" style:family="paragraph" style:parent-style-name="Standard">
      <style:text-properties officeooo:rsid="002546fe" officeooo:paragraph-rsid="002546fe"/>
    </style:style>
    <style:style style:name="P13" style:family="paragraph" style:parent-style-name="Standard">
      <style:text-properties officeooo:rsid="002597ed" officeooo:paragraph-rsid="002597ed"/>
    </style:style>
    <style:style style:name="P14" style:family="paragraph" style:parent-style-name="Text_20_body" style:list-style-name="L1">
      <style:paragraph-properties fo:margin-left="0cm" fo:margin-right="0cm" fo:margin-top="0cm" fo:margin-bottom="0cm" style:contextual-spacing="false" fo:line-height="137%" fo:text-indent="0cm" style:auto-text-indent="false"/>
      <style:text-properties style:font-name="inherit" fo:font-size="12pt" officeooo:paragraph-rsid="0016a5f0" loext:padding="0cm" loext:border="none"/>
    </style:style>
    <style:style style:name="P15" style:family="paragraph" style:parent-style-name="Text_20_body" style:list-style-name="L1">
      <style:paragraph-properties fo:margin-left="0cm" fo:margin-right="0cm" fo:margin-top="0cm" fo:margin-bottom="0cm" style:contextual-spacing="false" fo:line-height="137%" fo:text-indent="0cm" style:auto-text-indent="false"/>
      <style:text-properties fo:font-variant="normal" fo:text-transform="none" fo:color="#000000" loext:opacity="100%" style:font-name="gg sans" fo:font-size="12pt" fo:letter-spacing="normal" fo:font-style="normal" fo:font-weight="normal" officeooo:paragraph-rsid="0016a5f0" loext:padding="0cm" loext:border="none"/>
    </style:style>
    <style:style style:name="P16" style:family="paragraph" style:parent-style-name="Text_20_body" style:list-style-name="L1">
      <style:paragraph-properties fo:margin-left="0cm" fo:margin-right="0cm" fo:margin-top="0cm" fo:margin-bottom="0cm" style:contextual-spacing="false" fo:text-indent="0cm" style:auto-text-indent="false" fo:padding="0cm" fo:border="none" style:writing-mode="lr-tb"/>
      <style:text-properties fo:font-variant="normal" fo:text-transform="none" fo:color="#000000" loext:opacity="100%" style:font-name="gg sans" fo:font-size="12pt" fo:letter-spacing="normal" fo:font-style="normal" fo:font-weight="normal" loext:padding="0cm" loext:border="none"/>
    </style:style>
    <style:style style:name="P17" style:family="paragraph">
      <style:paragraph-properties fo:text-align="start"/>
      <style:text-properties style:font-name="var font-primary" fo:font-size="10pt" fo:font-weight="normal"/>
    </style:style>
    <style:style style:name="T1" style:family="text">
      <style:text-properties officeooo:rsid="0014714d"/>
    </style:style>
    <style:style style:name="T2" style:family="text">
      <style:text-properties fo:color="#0099ff" loext:opacity="100%" style:font-name="apple-system"/>
    </style:style>
    <style:style style:name="T3" style:family="text">
      <style:text-properties officeooo:rsid="0015ae1b"/>
    </style:style>
    <style:style style:name="T4" style:family="text">
      <style:text-properties officeooo:rsid="0016a5f0"/>
    </style:style>
    <style:style style:name="T5" style:family="text">
      <style:text-properties officeooo:rsid="0018f0c0"/>
    </style:style>
    <style:style style:name="T6" style:family="text">
      <style:text-properties officeooo:rsid="001ade63"/>
    </style:style>
    <style:style style:name="T7" style:family="text">
      <style:text-properties fo:color="#770088" loext:opacity="100%" style:font-name="monospace" fo:font-size="9.75pt"/>
    </style:style>
    <style:style style:name="T8" style:family="text">
      <style:text-properties fo:color="#235a81" loext:opacity="100%" style:text-line-through-style="none" style:text-line-through-type="none" style:font-name="monospace" fo:font-size="9.75pt" style:text-underline-style="none" style:text-blinking="false" fo:background-color="transparent" loext:char-shading-value="0" loext:padding-left="0cm" loext:padding-right="0cm" loext:padding-top="0cm" loext:padding-bottom="0.049cm" loext:border-left="none" loext:border-right="none" loext:border-top="none" loext:border-bottom="0.06pt dotted #000000"/>
    </style:style>
    <style:style style:name="T9" style:family="text">
      <style:text-properties fo:color="#444444" loext:opacity="100%"/>
    </style:style>
    <style:style style:name="T10" style:family="text">
      <style:text-properties fo:color="#444444" loext:opacity="100%" style:font-name="monospace" fo:font-size="9.75pt"/>
    </style:style>
    <style:style style:name="T11" style:family="text">
      <style:text-properties fo:color="#0055aa" loext:opacity="100%" style:font-name="monospace" fo:font-size="9.75pt"/>
    </style:style>
    <style:style style:name="T12" style:family="text">
      <style:text-properties fo:color="#ff00ff" loext:opacity="100%" style:font-name="monospace" fo:font-size="9.75pt"/>
    </style:style>
    <style:style style:name="T13" style:family="text">
      <style:text-properties fo:color="#116644" loext:opacity="100%" style:font-name="monospace" fo:font-size="9.75pt"/>
    </style:style>
    <style:style style:name="T14" style:family="text">
      <style:text-properties officeooo:rsid="002597ed"/>
    </style:style>
    <text:list-style style:name="L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ile form:name="unnamed0" form:control-implementation="ooo:com.sun.star.form.component.FileControl" xml:id="control1" form:id="control1"/>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ontrol text:anchor-type="page" text:anchor-page-number="1" draw:z-index="0" draw:name="Forme1" draw:style-name="gr1" draw:text-style-name="P17" svg:width="0.024cm" svg:height="0.024cm" svg:x="0cm" svg:y="0cm" draw:control="control1"/>
      <text:list xml:id="list2725149885" text:style-name="L1">
        <text:list-item>
          <text:p text:style-name="P14">To Do list Faire un site web stylisé en CSS et responsive (bootstrap est utilisable) sur lequel il sera possible de se créer un compte puis d'avoir accès à sa to do list une fois connecté, en sachant que chaque utilisateur aura une to-do list différente. Il va falloir se renseigner pour hasher le mot de passe. Il va falloir se renseigner aussi sur les sessions en php pour garder un utilisateur connecté Vous ferez ce projet par deux avec un seul ordinateur, le but est de changer la personne qui écrit le code toutes les heures.</text:p>
        </text:list-item>
        <text:list-item>
          <text:p text:style-name="P15">J'aimerais que lors de l'inscription il y ait une confirmation de mot de passe avec un message qui nous dit si les deux mots de passes sont différents ; </text:p>
          <text:p text:style-name="P16"/>
        </text:list-item>
      </text:list>
      <text:p text:style-name="P2">Étape: </text:p>
      <text:p text:style-name="P2"><text:s/><text:span text:style-name="T3">C</text:span>haque compte:</text:p>
      <text:p text:style-name="P3">nom de base de donnée : to_do_list</text:p>
      <text:p text:style-name="P2">- <text:span text:style-name="T3">première table : user</text:span></text:p>
      <text:p text:style-name="P2"/>
      <text:p text:style-name="P3"><text:span text:style-name="T5">1ére </text:span>(formulaire d’inscription) <text:span text:style-name="T5">C FAI !</text:span></text:p>
      <text:p text:style-name="P3">ID </text:p>
      <text:p text:style-name="P3">Nom </text:p>
      <text:p text:style-name="P3">Prénom</text:p>
      <text:p text:style-name="P3">adresse mail <text:span text:style-name="T4">(vérifier si elle est pas en double)</text:span></text:p>
      <text:p text:style-name="P3">mdp <text:span text:style-name="T4">double vérif et correspondance exact de chaque mdp</text:span> (<text:span text:style-name="T1"> a voir : </text:span><text:span text:style-name="T2">password_hash()</text:span></text:p>
      <text:p text:style-name="P3">pour se connecter besoin</text:p>
      <text:p text:style-name="P3">adresse mail et mdp</text:p>
      <text:p text:style-name="P3"/>
      <text:p text:style-name="P4">2nd page connexion </text:p>
      <text:p text:style-name="P4">pour se connecter </text:p>
      <text:p text:style-name="P4">adresse mail </text:p>
      <text:p text:style-name="P4">et mdp </text:p>
      <text:p text:style-name="P5">Faut faire une requête pour vérifier SI le mdp ET l’adresse <text:span text:style-name="T6">SONT sur la base de donnée et si elle est lié au même ID .</text:span></text:p>
      <text:p text:style-name="P5"/>
      <text:p text:style-name="P6">Select id par rapport à l’</text:p>
      <text:p text:style-name="P6">alors on ce connecte</text:p>
      <text:p text:style-name="P6">SELECT `id` FROM `user` WHERE `email`=$_post['email']</text:p>
      <text:p text:style-name="P6"><text:a xlink:type="simple" xlink:href="http://localhost/phpmyadmin/url.php?url=https://dev.mysql.com/doc/refman/8.0/en/select.html" office:target-frame-name="mysql_doc" xlink:show="replace" text:style-name="Internet_20_link" text:visited-style-name="Visited_20_Internet_20_Link"><text:span text:style-name="T8">SELECT</text:span></text:a><text:span text:style-name="T9"> </text:span><text:span text:style-name="T11">`email`</text:span><text:span text:style-name="T10">,</text:span><text:span text:style-name="T9"> </text:span><text:span text:style-name="T11">`mdp`</text:span><text:span text:style-name="T9"> </text:span><text:span text:style-name="T7">FROM</text:span><text:span text:style-name="T9"> </text:span><text:span text:style-name="T11">`user`</text:span><text:span text:style-name="T9"> </text:span><text:span text:style-name="T7">WHERE</text:span><text:span text:style-name="T9"> </text:span><text:span text:style-name="T10">id</text:span><text:span text:style-name="T12">=</text:span><text:span text:style-name="T13">6</text:span><text:span text:style-name="T10">;</text:span></text:p>
      <text:p text:style-name="P3"/>
      <text:p text:style-name="P3"/>
      <text:p text:style-name="P7"><text:soft-page-break/><text:span text:style-name="T1">- </text:span><text:span text:style-name="T3">seconde table : todo</text:span></text:p>
      <text:p text:style-name="P2"/>
      <text:p text:style-name="P3">lié id utilisateur </text:p>
      <text:p text:style-name="P3">et l’autre colonne tache avec son id bien défini</text:p>
      <text:p text:style-name="P3">on lui ajoute son id sachant qu’on l’aura récupéré quand il se connecte</text:p>
      <text:p text:style-name="P3"/>
      <text:p text:style-name="P2">-to do list différente (créer un truc ou on tape ça passe soit sur le coté soit en bas (input))</text:p>
      <text:p text:style-name="P2"/>
      <text:p text:style-name="P2"/>
      <text:p text:style-name="P2"/>
      <text:p text:style-name="P2">Etape finale : CSS et responsive </text:p>
      <text:p text:style-name="Standard"/>
      <text:p text:style-name="P1">1 ère page qui s’ouvre : Site écrit to do list</text:p>
      <text:p text:style-name="P1">avec soit inscription ou connexion .</text:p>
      <text:p text:style-name="P1"/>
      <text:p text:style-name="P8">Session to do list :</text:p>
      <text:p text:style-name="P8">Il nous faut incrémenter des taches </text:p>
      <text:p text:style-name="P8">Et une fois que cette tache et fini la supprimer </text:p>
      <text:p text:style-name="P9">Ajouter ce qu’on écrit par rapport à la base de donnée </text:p>
      <text:p text:style-name="P9">L’incrémenté et qu’elle soit tjrs visible sur la page session .</text:p>
      <text:p text:style-name="P9"/>
      <text:p text:style-name="P11">Tache supplémentaire a faire sur la page to do list : </text:p>
      <text:p text:style-name="P11">Ajouter un état sur la tâche, pour que si on quitte puis revient sur la page, la tâche reste cochée ou non .</text:p>
      <text:p text:style-name="P11"/>
      <text:p text:style-name="P11">Ajouté à la base de donnée une colonne statut <text:line-break/>Boléen <text:line-break/>True <text:line-break/>False</text:p>
      <text:p text:style-name="P11"/>
      <text:p text:style-name="P11">Nom de la colonne : statut</text:p>
      <text:p text:style-name="P11"/>
      <text:p text:style-name="P11"/>
      <text:p text:style-name="P11">Check box</text:p>
      <text:p text:style-name="P11"/>
      <text:p text:style-name="P12">Si elle est check alors le statut passe à 1</text:p>
      <text:p text:style-name="P12"/>
      <text:p text:style-name="P13">Responsive 800*700</text:p>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Helvetica Neue', Arial, sans-serif, 'Apple Color Emoji', 'Segoe UI Emoji', 'Segoe UI Symbol'"/>
    <style:font-face style:name="gg sans" svg:font-family="'gg sans', 'Noto Sans', 'Helvetica Neue', Helvetica, Arial, sans-serif"/>
    <style:font-face style:name="inherit" svg:font-family="inherit"/>
    <style:font-face style:name="monospace" svg:font-family="monospace"/>
    <style:font-face style:name="var font-primary" svg:font-family="'var font-primar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4T08:14:07.987492708</meta:creation-date>
    <dc:date>2023-11-29T10:51:41.603986175</dc:date>
    <meta:editing-duration>PT4H35M1S</meta:editing-duration>
    <meta:editing-cycles>3</meta:editing-cycles>
    <meta:generator>LibreOffice/7.3.7.2$Linux_X86_64 LibreOffice_project/30$Build-2</meta:generator>
    <meta:document-statistic meta:table-count="0" meta:image-count="0" meta:object-count="0" meta:page-count="2" meta:paragraph-count="43" meta:word-count="424" meta:character-count="2228" meta:non-whitespace-character-count="1831"/>
  </office:meta>
</office:document-meta>
</file>